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de" fo:country="D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L7">
      <style:text-properties fo:font-weight="normal" style:font-weight-asian="normal" style:font-weight-complex="normal"/>
    </style:style>
    <style:style style:name="P13" style:family="paragraph" style:parent-style-name="Standard">
      <style:paragraph-properties fo:break-before="page"/>
      <style:text-properties fo:font-weight="bold"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6pt" fo:font-weight="bold" style:font-size-asian="16pt" style:font-weight-asian="bold" style:font-size-complex="16pt"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de" fo:country="DE"/>
    </style:style>
    <style:style style:name="T8" style:family="text">
      <style:text-properties style:text-position="33% 80%" fo:language="de" fo:country="DE" fo:font-weight="bol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Inhaltsverzeichnis</text:span><text:span text:style-name="T3">(Seitenzahlen werden noch eingefügt)</text:span></text:p>
      <text:p text:style-name="P5"><text:span text:style-name="T1">1.<text:tab/>Einleitung</text:span></text:p>
      <text:p text:style-name="P5"><text:span text:style-name="T1"/></text:p>
      <text:p text:style-name="P5"><text:span text:style-name="T1">2.<text:tab/>Checkers Simulation 2.0</text:span></text:p>
      <text:p text:style-name="P1"><text:tab/><text:span text:style-name="T5">2.1<text:tab/>Warum Dame?</text:span></text:p>
      <text:p text:style-name="P5"><text:span text:style-name="T3"><text:tab/>2.2<text:tab/>Einführung</text:span></text:p>
      <text:p text:style-name="P1"><text:span text:style-name="T5"><text:tab/>2.3<text:tab/>Zielsetzung/Anforderungen</text:span></text:p>
      <text:p text:style-name="P1"><text:tab/><text:span text:style-name="T5">2.3<text:tab/>Umsetzung/Implementation</text:span></text:p>
      <text:p text:style-name="P4"><text:tab/>2.4<text:tab/>Verbesserungen/Zusammenfassung</text:p>
      <text:p text:style-name="P1">3.<text:tab/>MinMax</text:p>
      <text:p text:style-name="P1"><text:tab/><text:span text:style-name="T5">3.1<text:tab/>Konzept des Algorithmus</text:span></text:p>
      <text:p text:style-name="P1"><text:tab/><text:span text:style-name="T5">3.2<text:tab/>Variationen</text:span></text:p>
      <text:p text:style-name="P1"><text:tab/><text:tab/><text:span text:style-name="T5">3.2.1<text:tab/>Alpha-Beta Suche</text:span></text:p>
      <text:p text:style-name="P1"><text:tab/><text:tab/><text:span text:style-name="T5">3.2.2<text:tab/>Multithreading</text:span></text:p>
      <text:p text:style-name="P1"><text:tab/><text:span text:style-name="T5">3.3<text:tab/>Effizienzvergleich</text:span></text:p>
      <text:p text:style-name="P1"><text:tab/><text:span text:style-name="T5">3.4<text:tab/>Zusammenfassung</text:span></text:p>
      <text:p text:style-name="P1">4.<text:tab/>Das Neuronale Netzwerk</text:p>
      <text:p text:style-name="P1"><text:tab/><text:span text:style-name="T5">4.1<text:tab/>Einführung</text:span></text:p>
      <text:p text:style-name="P1"><text:tab/><text:span text:style-name="T5">4.2<text:tab/>Konzept</text:span></text:p>
      <text:p text:style-name="P1"><text:tab/><text:span text:style-name="T5">4.3<text:tab/>Umsetzung</text:span></text:p>
      <text:p text:style-name="P1"><text:tab/><text:span text:style-name="T5">4.4<text:tab/>Leistung</text:span></text:p>
      <text:p text:style-name="P1">5.<text:tab/>Alternative Ansätze</text:p>
      <text:p text:style-name="P1"><text:tab/><text:span text:style-name="T5">5.1 Datenbank-basierter Spieler</text:span></text:p>
      <text:p text:style-name="P1"><text:tab/><text:span text:style-name="T5">(vielleicht noch anderes)</text:span></text:p>
      <text:p text:style-name="P1">6.<text:tab/>Schluss</text:p>
      <text:p text:style-name="P1"/>
      <text:p text:style-name="P1">7.<text:tab/>Quellenverzeichn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Die Einleitung:</text:p>
      <text:p text:style-name="P3"><text:span text:style-name="T6">Schon immer war es eines der Ziele der Menschheit Problemstellungen zu lösen und dabei noch so effizient wie möglich. Denn gerade durch die Lösung vieler Probleme konnten sich die Menschheit im Lauf der Geschichte schnell weiterentwickeln. Zunächst mit den bloßen Verstand, danach mit immer komplexeren <text:s/>Hilfsmitteln. Mit Rechenmaschinen wie zum Beispiel der Pascaline</text:span><text:span text:style-name="T6"><text:note text:id="ftn1" text:note-class="footnote"><text:note-citation>1</text:note-citation><text:note-body><text:p text:style-name="Footnote">Eine um 1645 entwickelte Rechenmschie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6"><text:s/>wurde bereits im Mittelalter die Grundlagen für das Lösen komplizierter Aufgaben gelegt. Es wurde schnell erkannt, dass es Aufgaben und Problemstellugen gibt, die das Gehirn nicht so schnell bewältigen kann oder es sich einfach nicht lohnt diese zu bewältigen, da der Mensch sich in der zwischen Zeit wichtigerern Dingen zuwenden kann. </text:span></text:p>
      <text:p text:style-name="P8"><text:span text:style-name="T2">In der heutigen Zeit hat sich neben den anderen Naturwissenschaften besonders die Informatik sich gerade dieser Menschheitsaufgabe angenommen und ist daher immer auf der Suche nach besseren</text:span> Möglichkeiten Probleme zu lösen.</text:p>
      <text:p text:style-name="P5"><text:span text:style-name="T6">Neue Computerstysteme und besonders sogenannte Supercomputer sind in der Lage zur Zeit bis zu 93,0 PFLOPS</text:span><text:span text:style-name="T6"><text:note text:id="ftn2" text:note-class="footnote"><text:note-citation>2</text:note-citation><text:note-body><text:p text:style-name="Footnote">Steht für 93 *<text:span text:style-name="T7">10</text:span><text:span text:style-name="T8">15</text:span><text:span text:style-name="T7"> </text:span><text:bookmark text:name="firstHeading"/><text:span text:style-name="T7"><text:s/>Floating Point Operations Per Second. So schnell rechnet der chinesische Supercomputer Sunway- TaihuLight.</text:span></text:p></text:note-body></text:note></text:span><text:span text:style-name="T6"> zu berechnen und diese Rechenleistung steigt immer noch exponentiell.(Moorsches Gesetz)</text:span></text:p>
      <text:p text:style-name="P5"><text:span text:style-name="T6">Jedoch sind manche Probleme, trotz dieser Zunahme, mit konventionellen Algorithmen nicht lösbar, wie beispielsweise das Traveling Salesman Problem</text:span><text:span text:style-name="T6"><text:note text:id="ftn3" text:note-class="footnote"><text:note-citation>3</text:note-citation><text:note-body><text:p text:style-name="Footnote">Ein Problem der Mathematik und Informatik, dass nicht effizient lösbar ist, also einen annähernd exponentiellen Aufwand aufweißt.</text:p></text:note-body></text:note></text:span><text:span text:style-name="T6"> eindeutig zeigt. </text:span></text:p>
      <text:p text:style-name="P8">Doch gerade diese stark zunehmende Rechenleistung läßt nämlich zunehmend auch neue Lösungsmöglich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sten, passensten und zukunftssichersten für den jeweiligen Zweck? </text:p>
      <text:p text:style-name="P8">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 verfolgt.</text:p>
      <text:p text:style-name="P8">Zunächsten gehen wir auf das Problem ein, dass wir mithilfe dieser Methoden lösen wollen. (Der Mensch kann natürlich ganz ohne Probleme das Spiel erlernen. Dies ist bei Cumputern jedoch nicht ganz so einfach.)</text:p>
      <text:p text:style-name="P5"><text:span text:style-name="T6">Nach dieser theoretischen Einführung wollen wir auf die Umsetzung dieses Projektes einegehen,in dem wir zunächst das Augenmerk auf die Grundlage legen, die uns den Vergleich erst ermöglicht hat. Es</text:span><text:span text:style-name="T7"> ist neben den Lösungsansätzen <text:s/>auch ein essenzieller Bestandteil dieses Projekts, der uns viel Zeit in der Entwicklung gekostet hat.</text:span></text:p>
      <text:p text:style-name="P9">Im nächsten Abschnitt fokussieren wir uns auf die einzelnen Lösungsansätze und versuchen diese in der Tiefe auszuarbeiten und zu erklären. Besonders haben wir versucht unser Implementierung der jeweiligen Methode zu präsentieren und zu erklären. Außerdem gehen wir noch auf andere Methode der Problemlösung ein, die wir aber auf diversen Gründen nicht in unser Programm aufgenommen haben, um dem Leser einen besseren Überblick zu verschaffen. </text:p>
      <text:p text:style-name="P9">Als letzten Schritt vergleichen wir diese zuvor erklärten Wege der Problemlösung an unserem Beispiel und geben ein differenziertes Fazit wieder, indem wir sie unter unterschiedlichen Aspekte </text:p>
      <text:p text:style-name="P9">vergleichen. Des Weiteren versuchen wir grundlegend in jedem größeren Abschnitt dieser Arbeit unsere Herangehensweise zu reflektieren und auf verschiedenen Ebenen konstruktive Kritik an unserem Projekt zu üben.</text:p>
      <text:p text:style-name="P9"/>
      <text:p text:style-name="P7"/>
      <text:p text:style-name="P10"><text:soft-page-break/>Warum Dame:</text:p>
      <text:p text:style-name="P11">In diesem Teil wollen wir erklären warum wir das Brettspiel Dame als Grundlage für unser Projekt gewählt haben. Zunächst wollten wir die Anforderungen an unser Problem definieren:</text:p>
      <text:list xml:id="list1981549316888863459" text:style-name="L7">
        <text:list-item>
          <text:p text:style-name="P12">Es war uns wichtig, dass das Problem weit verbreitet ist und viele Leute es kennen. Andere Personen können sich somit einfacher in unser Projekt reinarbeiten.</text:p>
        </text:list-item>
        <text:list-item>
          <text:p text:style-name="P12">Ein weiterer nicht zu vernachlässigender Aspekt ist der Programmieraufwand.</text:p>
        </text:list-item>
        <text:list-item>
          <text:p text:style-name="P12">Zudem sollte es vollständig berechenbar sein, da so garantiert wird, dass es theoretisch sowohl vom Algorithmus, als auch neuronalen Netzwerk gelöst werden kann.</text:p>
        </text:list-item>
        <text:list-item>
          <text:p text:style-name="P12">Es sollte nicht effizient lösbar sein, also einen nahezu exponentiellen Aufwand besitzen. </text:p>
          <text:p text:style-name="P12"/>
        </text:list-item>
      </text:list>
      <text:p text:style-name="P11">Besonders das Brettspiel Dame erfüllt diese Voraussetzungen, denn es ist ein weltweit populäres Spiel, welches mit ähnlichen Regeln auf der ganzen Welt gespielt wird. Dadurch ist es auch wahrscheinlich, dass den Lesern das Verstehen der Facharbeit leichter fällt. Aber auch wenn die Regeln nicht beherrscht werden, ist das Spiel leicht zu erlernen, da es nur eine geringe Anzahl Spielmechaniken gibt .(Regeln im Anhang)</text:p>
      <text:p text:style-name="P11">Des Weiteren lässt sich das Spiel durch die geringe Komplexität Regeln und Mechaniken mit einem relativ geringen Aufwand implementieren.</text:p>
      <text:p text:style-name="P11">Es ist ein Zwei-Personen-Nullsummenspiel, da es entweder Sieg, Niederlage oder Unentschieden geben kann. </text:p>
      <text:p text:style-name="P11">Außerdem gibt bei diesem Spiel keinen Zufall, es ist ein Spiel mit perfekter Information<text:note text:id="ftn0" text:note-class="footnote"><text:note-citation>4</text:note-citation><text:note-body><text:p text:style-name="Footnote">Dies bedeutet,dass jeder Spieler zu jeder Zeit das Wissen über das passierte Spielgeschehen hat.<text:tab/></text:p></text:note-body></text:note> und ist nicht unendlich lang, da nach einer gewissen Anzahl von Zügen ein Unentschieden erzwungen wird.</text:p>
      <text:p text:style-name="P11">Somit besitzt es ein eindeutiges Spielergebnis, wodurch sich vermuten lässt, dass das Spiel auch berechenbar ist. Dies wurde auch durch den Algorithmus Chinook bewiesen, welcher nach mehreren Jahren das Spiel komplett berechnete.</text:p>
      <text:p text:style-name="P11">Daher muss es auch eine endliche Anzahl an Spielsituationen geben. Diese kann durch <text:s/>Kombinatorik berechnet werden: </text:p>
      <text:p text:style-name="P11"/>
      <text:p text:style-name="P11"><draw:frame draw:style-name="fr1" draw:name="Objekt1" text:anchor-type="as-char" svg:y="-1.062cm" svg:width="15.455cm" svg:height="1.214cm" draw:z-index="0"><draw:object xlink:href="./Object 1" xlink:type="simple" xlink:show="embed" xlink:actuate="onLoad"/><draw:image xlink:href="./ObjectReplacements/Object 1" xlink:type="simple" xlink:show="embed" xlink:actuate="onLoad"/><svg:desc>Formel</svg:desc></draw:frame></text:p>
      <text:p text:style-name="P11"/>
      <text:p text:style-name="P11">Mann kann hier das Prinzip der Berechnung für Permutation mit Wiederhohlung anwenden. Die Anzahl der besetzbaren Felder bei einem standard Dame 8*8 Feld liegt bei 32, somit gibt es auch 32 Möglichkeiten die Objekte auf dem Spielfeld anzuordnen. Man muss dabei zwischen den unterschiedlichen Figuren Typen, die in unserer Formel durch die jeweilige Variable repräsentiert werden, und den leeren Felder unterscheiden. Letzteres läßt sich aus der Differenz der besetzbaren Felder und der Anzahl der Figure bestimmen. </text:p>
      <text:p text:style-name="P11">Des Weiteren muss berücksichtig werden, dass diese Berechnung mit jeder Kombinationen der Anzahl der normalen Figureun und Damen berechnet werden muss, da sich durch die Veränderung immer neue Anordungen ergeben. Dies wurde durch die Summenzeichen umgesetzt.</text:p>
      <text:p text:style-name="P11">Wir haben daraufhin diese Formel für die Anzahl der Spielfeldsituationen mithilfe eines kurzen Programmes ausgerechent(verweiß zum anhang). Das Ergebniss liegt bei [Zahl bitte einsetzen].</text:p>
      <text:p text:style-name="P11"/>
      <text:p text:style-name="P7">Insgesamt wird hier deutlich, dass dieses Spiel trotz der relativ simplen Mechanik durch die hohe Anzahl an möglichen Spielfeldsituationen einen sehr hohe Berechnungsaufwand auweißt, welchen wir später, und sich somit die Frage stellt, ob neuronale Netze bei Nullsummenspielen eine Alternative zu konventionelle Algorithmen darstellen können.</text:p>
      <text:p text:style-name="P7"/>
      <text:p text:style-name="P7"/>
      <text:p text:style-name="P7"/>
      <text:p text:style-name="P7"><text:soft-page-break/></text:p>
      <text:p text:style-name="P7">https://de.wikipedia.org/wiki/Problem_des_Handlungsreisenden</text:p>
      <text:p text:style-name="P7"><text:a xlink:type="simple" xlink:href="https://www.focus.de/wissen/mensch/geschichte/erfindungen/tid-5356/rechenmaschine_aid_51261.html" text:style-name="Internet_20_link" text:visited-style-name="Visited_20_Internet_20_Link">https://www.focus.de/wissen/mensch/geschichte/erfindungen/tid-5356/rechenmaschine_aid_51261.html</text:a></text:p>
      <text:p text:style-name="P7"><text:a xlink:type="simple" xlink:href="https://de.wikipedia.org/wiki/Pascaline" text:style-name="Internet_20_link" text:visited-style-name="Visited_20_Internet_20_Link">https://de.wikipedia.org/wiki/Pascaline</text:a></text:p>
      <text:p text:style-name="P7"><text:a xlink:type="simple" xlink:href="https://de.wikipedia.org/wiki/Rechenmaschine#Historische_Entwicklung" text:style-name="Internet_20_link" text:visited-style-name="Visited_20_Internet_20_Link">https://de.wikipedia.org/wiki/Rechenmaschine#Historische_Entwicklung</text:a></text:p>
      <text:p text:style-name="P7"><text:a xlink:type="simple" xlink:href="https://de.wikipedia.org/wiki/Blaise_Pascal" text:style-name="Internet_20_link" text:visited-style-name="Visited_20_Internet_20_Link">https://de.wikipedia.org/wiki/Blaise_Pascal</text:a></text:p>
      <text:p text:style-name="P7"><text:a xlink:type="simple" xlink:href="https://de.wikipedia.org/wiki/Floating_Point_Operations_Per_Second" text:style-name="Internet_20_link" text:visited-style-name="Visited_20_Internet_20_Link">https://de.wikipedia.org/wiki/Floating_Point_Operations_Per_Second</text:a></text:p>
      <text:p text:style-name="P7">https://de.wikipedia.org/wiki/TOP500</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ll Brinkmann</meta:initial-creator>
    <meta:creation-date>2018-01-08T21:26:21.37</meta:creation-date>
    <dc:date>2018-01-08T21:56:02.36</dc:date>
    <dc:creator>Till Brinkmann</dc:creator>
    <meta:editing-duration>PT4M37S</meta:editing-duration>
    <meta:editing-cycles>2</meta:editing-cycles>
    <meta:generator>OpenOffice/4.1.2$Win32 OpenOffice.org_project/412m3$Build-9782</meta:generator>
    <meta:document-statistic meta:table-count="0" meta:image-count="0" meta:object-count="1" meta:page-count="5" meta:paragraph-count="65" meta:word-count="1098" meta:character-count="8232"/>
  </office:meta>
</office:document-meta>
</file>

<file path=Object 1/content.xml><?xml version="1.0" encoding="utf-8"?>
<math xmlns="http://www.w3.org/1998/Math/MathML">
  <semantics>
    <mrow>
      <mrow>
        <munderover>
          <mo stretchy="false">∑</mo>
          <mrow>
            <mrow>
              <msub>
                <mi>s</mi>
                <mi mathvariant="italic">normal</mi>
              </msub>
              <mo stretchy="false">=</mo>
              <mn>1</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s</mi>
                                      <mi mathvariant="italic">normal</mi>
                                    </msub>
                                    <mo stretchy="false">−</mo>
                                    <msub>
                                      <mi>s</mi>
                                      <mi mathvariant="italic">dame</mi>
                                    </msub>
                                  </mrow>
                                </mrow>
                                <mo stretchy="false">)</mo>
                              </mrow>
                              <mo stretchy="false">!</mo>
                            </mrow>
                            <mo stretchy="false">⋅</mo>
                            <mrow>
                              <msub>
                                <mi>s</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row>
                          <msub>
                            <mi>w</mi>
                            <mi mathvariant="italic">dame</mi>
                          </msub>
                          <mo stretchy="false">!</mo>
                        </mrow>
                      </mrow>
                      <mo stretchy="false">⋅</mo>
                      <mrow>
                        <mrow>
                          <mo stretchy="false">(</mo>
                          <mrow>
                            <mrow>
                              <mn>32</mn>
                              <mo stretchy="false">−</mo>
                              <mrow>
                                <mo stretchy="false">(</mo>
                                <mrow>
                                  <mrow>
                                    <msub>
                                      <mi>w</mi>
                                      <mi mathvariant="italic">normal</mi>
                                    </msub>
                                    <mo stretchy="false">+</mo>
                                    <msub>
                                      <mi>s</mi>
                                      <mi mathvariant="italic">normal</mi>
                                    </msub>
                                  </mrow>
                                </mrow>
                                <mo stretchy="false">)</mo>
                              </mrow>
                            </mrow>
                          </mrow>
                          <mo stretchy="false">)</mo>
                        </mrow>
                        <mo stretchy="false">!</mo>
                      </mrow>
                    </mrow>
                  </mrow>
                </mfrac>
              </mrow>
            </mrow>
          </mrow>
        </mrow>
      </mrow>
    </mrow>
    <annotation encoding="StarMath 5.0">sum from{s_normal=1} to{12} sum from{s_dame=0} to{s_normal} sum from w_normal=1 to 12 sum from w_dame=0 to w_normal {{fact 32} over {fact(s_normal - s_dame) cdot fact s_dame  cdot fact(w_normal - w_dame)cdot fact w_dame cdot fact(32 - (w_normal + s_normal))}} </annotation>
  </semantics>
</math>
</file>